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2633" officeooo:paragraph-rsid="001426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ochu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8T09:25:34.957000000</meta:creation-date>
    <dc:date>2021-10-08T09:26:19.329000000</dc:date>
    <meta:editing-duration>PT45S</meta:editing-duration>
    <meta:editing-cycles>1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1" meta:word-count="1" meta:character-count="8" meta:non-whitespace-character-count="8"/>
  </office:meta>
</office:document-meta>
</file>